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000000" fo:background-color="transparen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Text_20_body" style:list-style-name="L1"/>
    <style:style style:name="P4" style:family="paragraph" style:parent-style-name="Text_20_body">
      <style:text-properties fo:color="#000000" fo:background-color="transparent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1">
      <style:paragraph-properties fo:margin-top="0in" fo:margin-bottom="0in" loext:contextual-spacing="false"/>
      <style:text-properties fo:color="#000000" fo:background-color="transparent"/>
    </style:style>
    <style:style style:name="T1" style:family="text">
      <style:text-properties fo:background-color="#db5e36" loext:char-shading-value="0"/>
    </style:style>
    <style:style style:name="T2" style:family="text">
      <style:text-properties fo:color="#ff0000"/>
    </style:style>
    <style:style style:name="T3" style:family="text">
      <style:text-properties fo:color="#ff0000" fo:background-color="transparent" loext:char-shading-value="0"/>
    </style:style>
    <style:style style:name="T4" style:family="text">
      <style:text-properties fo:color="#ff0000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color="#000000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zure Virtual Network Gateways Cheat Sheet</text:h>
      <text:p text:style-name="Text_20_body"><text:span text:style-name="T7">A VPN </text:span><text:span text:style-name="Strong_20_Emphasis"><text:span text:style-name="T7">extends a private network across a public network</text:span></text:span><text:span text:style-name="T7"> and enables users </text:span><text:span text:style-name="Strong_20_Emphasis"><text:span text:style-name="T7">to send and receive data across shared or public networks</text:span></text:span><text:span text:style-name="T7"> as if their computing devices were directly connected to the private network.</text:span></text:p>
      <text:list xml:id="list2231590777" text:style-name="L1">
        <text:list-item>
          <text:p text:style-name="P5"><text:span text:style-name="T7">A </text:span><text:span text:style-name="Strong_20_Emphasis"><text:span text:style-name="T7">virtual network gateway</text:span></text:span><text:span text:style-name="T7"> is the software </text:span><text:span text:style-name="Strong_20_Emphasis"><text:span text:style-name="T7">VPN</text:span></text:span><text:span text:style-name="T7"> device for your Azure virtual network. </text:span></text:p>
        </text:list-item>
        <text:list-item>
          <text:p text:style-name="P6">When you deploy a virtual network gateway it will deploy two or specialized VMs in specific subnet you need to create called a “gateway subnet” </text:p>
        </text:list-item>
        <text:list-item>
          <text:p text:style-name="P6">These deployed VMs contain routing tables and run specific gateway services.  </text:p>
        </text:list-item>
        <text:list-item>
          <text:p text:style-name="P3"><text:span text:style-name="T7">You will choose a </text:span><text:span text:style-name="Strong_20_Emphasis"><text:span text:style-name="T7">Gateway Type</text:span></text:span><text:span text:style-name="T7"> and that will determine if it’s a VPN Gateway or an ExpressRoute Gateway </text:span></text:p>
        </text:list-item>
      </text:list>
      <text:p text:style-name="P4">When you create a VPN Gateway you are generally designing for one of the following topologies:</text:p>
      <text:p text:style-name="Text_20_body"><text:span text:style-name="Strong_20_Emphasis"><text:span text:style-name="T7">Site-to-Site (S2S)</text:span></text:span><text:span text:style-name="T7"> When you connect Azure to an On-Premise Data Center</text:span></text:p>
      <text:p text:style-name="Text_20_body"><text:span text:style-name="Strong_20_Emphasis"><text:span text:style-name="T7">Multi-Site</text:span></text:span><text:span text:style-name="T7"> When you connect Azure to multiple On-Premise Data Centers</text:span></text:p>
      <text:p text:style-name="Text_20_body"><text:span text:style-name="Strong_20_Emphasis"><text:span text:style-name="T7">Point-to-Site (P2S)</text:span></text:span><text:span text:style-name="T7"> When you connect Azure to multiple individual computers</text:span></text:p>
      <text:p text:style-name="Text_20_body"><text:span text:style-name="Strong_20_Emphasis"><text:span text:style-name="T7">VNet-to-VNet</text:span></text:span><text:span text:style-name="T7"> When you connect two VNets in different regions, subscriptions or deployment models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0:37:21.461224022</meta:creation-date>
    <dc:date>2022-05-13T08:31:41.210222857</dc:date>
    <meta:editing-duration>PT30S</meta:editing-duration>
    <meta:editing-cycles>2</meta:editing-cycles>
    <meta:generator>LibreOffice/6.4.7.2$Linux_X86_64 LibreOffice_project/40$Build-2</meta:generator>
    <meta:print-date>2022-05-13T08:31:33.539472577</meta:print-date>
    <meta:document-statistic meta:table-count="0" meta:image-count="0" meta:object-count="0" meta:page-count="1" meta:paragraph-count="11" meta:word-count="174" meta:character-count="1070" meta:non-whitespace-character-count="906"/>
  </office:meta>
</office:document-meta>
</file>